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Обычный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94af5" officeooo:paragraph-rsid="00094af5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94af5" officeooo:paragraph-rsid="000f6b3d"/>
    </style:style>
    <style:style style:name="P4" style:family="paragraph" style:parent-style-name="Standard">
      <style:text-properties fo:language="el" fo:country="GR" officeooo:rsid="000c4598" officeooo:paragraph-rsid="000c4598"/>
    </style:style>
    <style:style style:name="P5" style:family="paragraph" style:parent-style-name="Standard">
      <style:text-properties fo:language="el" fo:country="GR" officeooo:rsid="000f6b3d" officeooo:paragraph-rsid="000f6b3d"/>
    </style:style>
    <style:style style:name="P6" style:family="paragraph" style:parent-style-name="Standard">
      <style:text-properties fo:language="el" fo:country="GR" officeooo:rsid="000f6b3d" officeooo:paragraph-rsid="00100184"/>
    </style:style>
    <style:style style:name="P7" style:family="paragraph" style:parent-style-name="Standard">
      <style:text-properties fo:language="ru" fo:country="RU" officeooo:rsid="000cecfa" officeooo:paragraph-rsid="000cecfa"/>
    </style:style>
    <style:style style:name="P8" style:family="paragraph" style:parent-style-name="Standard">
      <style:text-properties fo:language="ru" fo:country="RU" officeooo:rsid="000d3299" officeooo:paragraph-rsid="000d3299"/>
    </style:style>
    <style:style style:name="P9" style:family="paragraph" style:parent-style-name="Standard">
      <style:text-properties fo:language="ru" fo:country="RU" officeooo:rsid="00111273" officeooo:paragraph-rsid="00111273"/>
    </style:style>
    <style:style style:name="P10" style:family="paragraph" style:parent-style-name="Standard">
      <style:text-properties fo:language="ru" fo:country="RU" officeooo:rsid="00100184" officeooo:paragraph-rsid="00100184"/>
    </style:style>
    <style:style style:name="P11" style:family="paragraph" style:parent-style-name="Standard">
      <style:text-properties officeooo:rsid="000f6b3d" officeooo:paragraph-rsid="000f6b3d"/>
    </style:style>
    <style:style style:name="P12" style:family="paragraph" style:parent-style-name="заголовок_20_раздела">
      <style:text-properties fo:language="ru" fo:country="RU" officeooo:rsid="000f6b3d" officeooo:paragraph-rsid="000f6b3d"/>
    </style:style>
    <style:style style:name="P13" style:family="paragraph" style:parent-style-name="заголовок_20_раздела">
      <style:text-properties officeooo:rsid="000f6b3d" officeooo:paragraph-rsid="000f6b3d"/>
    </style:style>
    <style:style style:name="T1" style:family="text">
      <style:text-properties fo:color="#666666" loext:opacity="100%" style:text-position="0% 100%" fo:font-style="normal" officeooo:rsid="000b311a" style:font-style-asian="normal" style:font-style-complex="normal"/>
    </style:style>
    <style:style style:name="T2" style:family="text">
      <style:text-properties fo:color="#666666" loext:opacity="100%" style:text-position="0% 100%" fo:font-style="normal" officeooo:rsid="000f6b3d" style:font-style-asian="normal" style:font-style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c72b9"/>
    </style:style>
    <style:style style:name="T5" style:family="text">
      <style:text-properties fo:language="ru" fo:country="RU" officeooo:rsid="000f6b3d"/>
    </style:style>
    <style:style style:name="T6" style:family="text">
      <style:text-properties fo:language="ru" fo:country="RU" officeooo:rsid="000cecfa"/>
    </style:style>
    <style:style style:name="T7" style:family="text">
      <style:text-properties fo:language="ru" fo:country="RU" officeooo:rsid="00100184"/>
    </style:style>
    <style:style style:name="T8" style:family="text">
      <style:text-properties officeooo:rsid="000f6b3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52c62"/>
    </style:style>
    <style:style style:name="T11" style:family="text">
      <style:text-properties fo:language="en" fo:country="US" officeooo:rsid="00157cc5"/>
    </style:style>
    <style:style style:name="T12" style:family="text">
      <style:text-properties fo:language="en" fo:country="US" officeooo:rsid="00177b76"/>
    </style:style>
    <style:style style:name="T13" style:family="text">
      <style:text-properties fo:language="en" fo:country="US" officeooo:rsid="000f6b3d"/>
    </style:style>
    <style:style style:name="T14" style:family="text">
      <style:text-properties fo:language="en" fo:country="US" officeooo:rsid="001982f0"/>
    </style:style>
    <style:style style:name="T15" style:family="text">
      <style:text-properties fo:language="en" fo:country="US" officeooo:rsid="001991c8"/>
    </style:style>
    <style:style style:name="T16" style:family="text">
      <style:text-properties fo:language="en" fo:country="US" officeooo:rsid="001a0669"/>
    </style:style>
    <style:style style:name="T17" style:family="text">
      <style:text-properties fo:language="en" fo:country="US" officeooo:rsid="001a8f81"/>
    </style:style>
    <style:style style:name="T18" style:family="text">
      <style:text-properties fo:language="en" fo:country="US" officeooo:rsid="001c2c18"/>
    </style:style>
    <style:style style:name="T19" style:family="text">
      <style:text-properties style:font-name="Verdana1" fo:language="en" fo:country="US" officeooo:rsid="0012ee53"/>
    </style:style>
    <style:style style:name="T20" style:family="text">
      <style:text-properties style:font-name="Verdana1" fo:language="en" fo:country="US" officeooo:rsid="00152c62"/>
    </style:style>
    <style:style style:name="T21" style:family="text">
      <style:text-properties style:font-name="Verdana1" fo:language="en" fo:country="US" officeooo:rsid="00177b76"/>
    </style:style>
    <style:style style:name="T22" style:family="text">
      <style:text-properties style:font-name="Verdana1" fo:language="en" fo:country="US" officeooo:rsid="001982f0"/>
    </style:style>
    <style:style style:name="T23" style:family="text">
      <style:text-properties style:font-name="Verdana1" fo:language="en" fo:country="US" officeooo:rsid="001991c8"/>
    </style:style>
    <style:style style:name="T24" style:family="text">
      <style:text-properties style:font-name="Verdana1" fo:language="en" fo:country="US" officeooo:rsid="001c2c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Basic actions</text:p>
      <text:p text:style-name="P1">1. <text:span text:style-name="T8">a figure is identified</text:span> (</text:p>
      <text:p text:style-name="P1"><text:tab/><text:span text:style-name="T8">by any means</text:span>:</text:p>
      <text:p text:style-name="P1"><text:tab/><text:span text:style-name="T8">usally it is Repetition, in one form or another. It can be not obvious(direct),but</text:span></text:p>
      <text:p text:style-name="P1"><text:tab/><text:span text:style-name="T8">idirect, through generalization.</text:span></text:p>
      <text:p text:style-name="P1">)</text:p>
      <text:p text:style-name="P2">2. <text:span text:style-name="T8">any parts of that figure are taken</text:span> <text:span text:style-name="T1">(</text:span><text:span text:style-name="T2">which exactly</text:span><text:span text:style-name="T1">?)</text:span>,</text:p>
      <text:p text:style-name="P3"><text:span text:style-name="T8">and used for building any sub-figures</text:span> <text:span text:style-name="T1">(</text:span><text:span text:style-name="T2">which exactly</text:span><text:span text:style-name="T1">?)</text:span>, </text:p>
      <text:p text:style-name="P11">it happens several times, until some sub-figures <text:span text:style-name="T20">happen to be</text:span> equal to <text:span text:style-name="T11">the </text:span>sub-figures in the initial(base) figure. it means that the figure can be buil<text:span text:style-name="T19">t</text:span> by this found algorithm.</text:p>
      <text:p text:style-name="Standard"/>
      <text:p text:style-name="P4">2.1. <text:span text:style-name="T22">verification</text:span><text:span text:style-name="T8"> of the algorithm</text:span><text:span text:style-name="T3">:</text:span></text:p>
      <text:p text:style-name="P4"><text:span text:style-name="T5">another figure is selected</text:span><text:span text:style-name="T3">, </text:span><text:span text:style-name="T23">which</text:span><text:span text:style-name="T5"> is similar by its subfigures to the first identified </text:span><text:span text:style-name="T16">one</text:span><text:span text:style-name="T4">;</text:span></text:p>
      <text:p text:style-name="P5"><text:span text:style-name="T4">t</text:span><text:span text:style-name="T3">he algorithm built for the first figure is executed;</text:span></text:p>
      <text:p text:style-name="P6"><text:span text:style-name="T6">i</text:span><text:span text:style-name="T3">f the subfigures </text:span><text:span text:style-name="T7">that are obtained from that algorithm are equal to those, that really participate </text:span></text:p>
      <text:p text:style-name="P10">in the second figure – the algorithm is OK and <text:span text:style-name="T17">should be </text:span>saved. </text:p>
      <text:p text:style-name="P7"/>
      <text:p text:style-name="P12">Features of algorithmization</text:p>
      <text:p text:style-name="P9">for each figure, many algorithms can be found, <text:span text:style-name="T24">which</text:span> build different </text:p>
      <text:p text:style-name="P9">(and sometimes intersecting) parts(subfigures) of that figure.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Обычный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.7972in"/>
        </style:tab-stops>
      </style:paragraph-properties>
      <style:text-properties style:font-name="Verdana1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0.3$Windows_X86_64 LibreOffice_project/f6099ecf3d29644b5008cc8f48f42f4a40986e4c</meta:generator>
    <dc:date>2022-11-11T03:27:03.117000000</dc:date>
    <meta:editing-duration>P5DT4H57M26S</meta:editing-duration>
    <meta:editing-cycles>31</meta:editing-cycles>
    <meta:document-statistic meta:table-count="0" meta:image-count="0" meta:object-count="0" meta:page-count="1" meta:paragraph-count="17" meta:word-count="155" meta:character-count="962" meta:non-whitespace-character-count="816"/>
  </office:meta>
</office:document-meta>
</file>